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Heading_20_4">
      <style:paragraph-properties fo:margin-left="0cm" fo:margin-right="0cm" fo:text-indent="0cm" style:auto-text-indent="false"/>
    </style:style>
    <style:style style:name="P4"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5" style:family="paragraph" style:parent-style-name="Standard">
      <style:text-properties fo:font-size="8pt" fo:language="es" fo:country="VE" fo:font-weight="bold" style:font-size-asian="8pt" style:font-weight-asian="bold" style:font-size-complex="8pt" style:font-weight-complex="bold"/>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ab-stops>
          <style:tab-stop style:position="0.489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FreeSans3"/>
    </style:style>
    <style:style style:name="P15" style:family="paragraph" style:parent-style-name="Contents_20_Heading">
      <style:paragraph-properties fo:break-before="page"/>
    </style:style>
    <style:style style:name="P16" style:family="paragraph" style:parent-style-name="Illustration_20_Index_20_Heading">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Heading_20_3">
      <style:paragraph-properties fo:break-before="page"/>
    </style:style>
    <style:style style:name="P20" style:family="paragraph" style:parent-style-name="Heading_20_4">
      <style:paragraph-properties fo:break-before="page"/>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Illustration_20_Index_20_1">
      <style:paragraph-properties>
        <style:tab-stops>
          <style:tab-stop style:position="17.59cm" style:type="right" style:leader-style="dotted" style:leader-text="."/>
        </style:tab-stops>
      </style:paragraph-properties>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6"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7"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8"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9" style:family="paragraph" style:parent-style-name="Heading_20_3">
      <style:text-properties fo:font-weight="bold" style:font-weight-asian="bold" style:font-weight-complex="bold"/>
    </style:style>
    <style:style style:name="P30" style:family="paragraph" style:parent-style-name="Heading_20_3">
      <style:text-properties style:font-name="FreeSans3"/>
    </style:style>
    <style:style style:name="P31" style:family="paragraph" style:parent-style-name="Heading_20_2">
      <style:text-properties fo:font-weight="bold" style:font-weight-asian="bold" style:font-weight-complex="bold"/>
    </style:style>
    <style:style style:name="P32" style:family="paragraph" style:parent-style-name="Codigo">
      <style:text-properties fo:font-weight="normal" style:font-weight-asian="normal" style:font-weight-complex="normal"/>
    </style:style>
    <style:style style:name="P33" style:family="paragraph" style:parent-style-name="Codigo">
      <style:text-properties fo:font-size="12pt" style:font-size-asian="12pt" style:font-size-complex="12pt"/>
    </style:style>
    <style:style style:name="P34" style:family="paragraph" style:parent-style-name="Codigo">
      <style:text-properties fo:font-size="12pt" fo:font-weight="bold" style:font-size-asian="12pt" style:font-weight-asian="bold" style:font-size-complex="12pt" style:font-weight-complex="bold"/>
    </style:style>
    <style:style style:name="P35" style:family="paragraph" style:parent-style-name="Title">
      <style:text-properties style:font-name="FreeSans3" fo:language="es" fo:country="VE" style:language-asian="es" style:country-asian="ES" style:language-complex="ar" style:country-complex="SA"/>
    </style:style>
    <style:style style:name="P3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7" style:family="paragraph" style:parent-style-name="Text_20_body" style:list-style-name="L1">
      <style:paragraph-properties>
        <style:tab-stops>
          <style:tab-stop style:position="0.499cm"/>
        </style:tab-stops>
      </style:paragraph-properties>
    </style:style>
    <style:style style:name="P38" style:family="paragraph" style:parent-style-name="Text_20_body" style:list-style-name="L2">
      <style:paragraph-properties fo:text-align="justify" style:justify-single-word="false"/>
    </style:style>
    <style:style style:name="P39" style:family="paragraph" style:parent-style-name="Text_20_body" style:list-style-name="L3">
      <style:paragraph-properties fo:line-height="100%" fo:text-align="justify" style:justify-single-word="false"/>
    </style:style>
    <style:style style:name="P40" style:family="paragraph" style:parent-style-name="Text_20_body" style:list-style-name="L4">
      <style:paragraph-properties fo:line-height="100%" fo:text-align="justify" style:justify-single-word="false"/>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6"/>
    <style:style style:name="P45" style:family="paragraph" style:parent-style-name="Text_20_body" style:list-style-name="Numbering_20_2"/>
    <style:style style:name="P46" style:family="paragraph" style:parent-style-name="Heading_20_1">
      <style:paragraph-properties fo:break-before="page"/>
    </style:style>
    <style:style style:name="P47" style:family="paragraph" style:parent-style-name="Heading_20_4">
      <style:paragraph-properties fo:break-before="page"/>
    </style:style>
    <style:style style:name="P48" style:family="paragraph" style:parent-style-name="Bloque_20_1" style:list-style-name="List_20_1"/>
    <style:style style:name="P49" style:family="paragraph" style:parent-style-name="Codigo">
      <style:text-properties fo:font-weight="bold" style:font-weight-asian="bold" style:font-weight-complex="bold"/>
    </style:style>
    <style:style style:name="P50" style:family="paragraph" style:parent-style-name="Codigo">
      <style:text-properties fo:font-weight="normal" style:font-weight-asian="normal" style:font-weight-complex="normal"/>
    </style:style>
    <style:style style:name="P51"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52"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T12"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9">Ministerio del Poder Popular para<text:line-break/>Ciencia, Tecnología e Industrias Intermedias</text:p>
      <text:p text:style-name="P9">Centro Nacional de Tecnologías de Información</text:p>
      <text:p text:style-name="P9"/>
      <text:p text:style-name="P9"/>
      <text:p text:style-name="P9"/>
      <text:p text:style-name="P9"/>
      <text:p text:style-name="P9"/>
      <text:p text:style-name="P9"/>
      <text:p text:style-name="P9"/>
      <text:p text:style-name="P9"/>
      <text:p text:style-name="P9"/>
      <text:p text:style-name="P10"/>
      <text:p text:style-name="P9"><text:subject>Sistema Para la Automatización del Protocolo de Prueba de Portales de Internet</text:subject></text:p>
      <text:p text:style-name="P9"/>
      <text:p text:style-name="P9"/>
      <text:p text:style-name="P35"><text:title>Manual de Instalación del Sistema Para la Automatización del Protocolo de Prueba de Portales de Internet</text:title></text:p>
      <text:p text:style-name="P9"/>
      <text:p text:style-name="P9"/>
      <text:p text:style-name="P9"/>
      <text:p text:style-name="P9"/>
      <text:p text:style-name="P9"/>
      <text:p text:style-name="P9"/>
      <text:p text:style-name="P9"/>
      <text:p text:style-name="P9"/>
      <text:p text:style-name="P9"/>
      <text:p text:style-name="P9">Gerencia de Capacitación Tecnológica</text:p>
      <text:p text:style-name="P9">Oficina de Transferencia Tecnológica</text:p>
      <text:p text:style-name="P9"><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22"><text:s/>1. <text:s text:c="2"/>Objetivo General del Curso<text:tab/>4</text:p>
          <text:p text:style-name="P21"><text:s/>1.1. <text:s text:c="2"/>Audiencia<text:tab/>4</text:p>
          <text:p text:style-name="P21"><text:s/>1.2. <text:s text:c="2"/>Objetivos del Aprendizaje<text:tab/>4</text:p>
          <text:p text:style-name="P21"><text:s/>1.3. <text:s text:c="2"/>Acrónimos y definición de términos<text:tab/>5</text:p>
          <text:p text:style-name="P22"><text:s/>2. <text:s text:c="2"/>Introducción General del Curso<text:tab/>9</text:p>
          <text:p text:style-name="P21"><text:s/>2.1. <text:s text:c="2"/>Resumen<text:tab/>9</text:p>
          <text:p text:style-name="P21"><text:s/>2.2. <text:s text:c="2"/>Requerimientos<text:tab/>10</text:p>
          <text:p text:style-name="P21"><text:s/>2.3. <text:s text:c="2"/>Instalación<text:tab/>10</text:p>
          <text:p text:style-name="P24"><text:s/>2.3.1. <text:s text:c="2"/>Suplir las dependencias e instalar servidor PostgreSQL<text:tab/>10</text:p>
          <text:p text:style-name="P24"><text:s/>2.3.2. <text:s text:c="2"/>Configuración de la codificación unicode<text:tab/>11</text:p>
          <text:p text:style-name="P24"><text:s/>2.3.3. <text:s text:c="2"/>Instalar Catalyst<text:tab/>14</text:p>
          <text:p text:style-name="P21"><text:s/>2.4. <text:s text:c="2"/>Configuración del servidor PostgreSQL<text:tab/>15</text:p>
          <text:p text:style-name="P21"><text:s/>2.5. <text:s text:c="2"/>Copia de Código Fuente del Sistema<text:tab/>15</text:p>
          <text:p text:style-name="P21"><text:s/>2.6. <text:s text:c="2"/>Creación de la Base de Datos<text:tab/>16</text:p>
          <text:p text:style-name="P21"><text:s/>2.7. <text:s text:c="2"/>Checkout a la rama Desarrollo<text:tab/>17</text:p>
          <text:p text:style-name="P21"><text:s/>2.8. <text:s text:c="2"/>Ejecución del Sistema<text:tab/>17</text:p>
          <text:p text:style-name="P22"><text:s/>3. <text:s text:c="2"/>Conclusiones y Recomendaciones<text:tab/>18</text:p>
          <text:p text:style-name="P22"><text:s/>4. <text:s text:c="2"/>Referencias<text:tab/>19</text:p>
        </text:index-body>
      </text:table-of-content>
      <text:p text:style-name="P9"/>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6">Índice de ilustraciones</text:p>
          </text:index-title>
          <text:p text:style-name="P23">Ilustración 1: Configuración de locales<text:tab/>11</text:p>
          <text:p text:style-name="P23">Ilustración 2: Configuración de locales - selección de codificación<text:tab/>12</text:p>
          <text:p text:style-name="P23">Ilustración 3: Configuración de locales - codificación predeterminadas<text:tab/>13</text:p>
        </text:index-body>
      </text:illustration-index>
      <text:p text:style-name="P9"/>
      <text:h text:style-name="P18" text:outline-level="1">Objetivo General</text:h>
      <text:p text:style-name="P12">Instalar correctamente el Sistema para la Automatización del Protocolo de Prueba de Portales de Internet.</text:p>
      <text:p text:style-name="P12"/>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37">Instalar y configurar el servidor de base de datos</text:p>
        </text:list-item>
        <text:list-item>
          <text:p text:style-name="P37">Instalar y configurar el servidor LDAP.</text:p>
        </text:list-item>
        <text:list-item>
          <text:p text:style-name="P37">Instalar las herramientas necesarias para obtener el código fuente del sistema.</text:p>
        </text:list-item>
        <text:list-item>
          <text:p text:style-name="P37">Descargar el código fuente del sistema.</text:p>
        </text:list-item>
        <text:list-item>
          <text:p text:style-name="P37">Instalar los paquetes de Debian necesarios para satisfacer las dependencias.</text:p>
        </text:list-item>
        <text:list-item>
          <text:p text:style-name="P37">Descargar, compilar e instalar las librerías que satisfacen las dependencias del sistema. </text:p>
        </text:list-item>
        <text:list-item>
          <text:p text:style-name="P37">Cargar el árbol LDAP inicial que contiene las ramas necesarias para el correcto funcionamiento del sistema.</text:p>
        </text:list-item>
        <text:list-item>
          <text:p text:style-name="P37">Configurar los parámetros de conexión a base de datos.</text:p>
        </text:list-item>
        <text:list-item>
          <text:p text:style-name="P37">Configurar los parámetros de conexión a LDAP. </text:p>
        </text:list-item>
        <text:list-item>
          <text:p text:style-name="P37">Configurar los parámetros de conexión al WebService de la W3C</text:p>
        </text:list-item>
      </text:list>
      <text:p text:style-name="Text_20_body"/>
      <text:h text:style-name="P18" text:outline-level="1">Acrónimos y definición de términos</text:h>
      <text:h text:style-name="P31"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3"/>
      <text:h text:style-name="P31"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31"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3"/>
      <text:h text:style-name="P31"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8" text:outline-level="1">Introducción</text:h>
      <text:h text:style-name="Heading_20_2" text:outline-level="2">Resumen</text:h>
      <text:p text:style-name="P11">El desarrollo del Sistema para la Automatización del Protocolo de Prueba de Portales de Internet, está construido sobre un marco de trabajo basado en el lenguaje de programación Perl llamado Catalyst Framework.</text:p>
      <text:p text:style-name="P11"/>
      <text:p text:style-name="P11">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1">La forma en que Catalyst soporta la arquitectura Modelo Vista Controlador (MVC) es la siguiente: </text:p>
      <text:p text:style-name="P11"/>
      <text:list text:style-name="L2">
        <text:list-item>
          <text:p text:style-name="P38"><text:span text:style-name="T5">Modelo: </text:span>es manejada por medio de DBIx:Class, Plucene, Net::LDAP u otras clases modelo. </text:p>
        </text:list-item>
        <text:list-item>
          <text:p text:style-name="P38"><text:span text:style-name="T5">Vista:</text:span> es usualmente manejada por Template Toolkit, Mason o HTML::Template. </text:p>
        </text:list-item>
        <text:list-item>
          <text:p text:style-name="P38"><text:span text:style-name="T5">Controlador:</text:span> es escrita por el autor, por supuesto. Grandes fragmentos de funcionalidades usualmente se pueden conseguir con los plugins de Catalyst.</text:p>
        </text:list-item>
      </text:list>
      <text:p text:style-name="Bloque_20_2"/>
      <text:h text:style-name="P18" text:outline-level="1">Requerimientos</text:h>
      <text:list text:style-name="L3">
        <text:list-item>
          <text:p text:style-name="P39">Instalación básica del Sistema Operativo GNU/Linux Debian “Lenny” versión 5.0, arquitectura i386.</text:p>
        </text:list-item>
        <text:list-item>
          <text:p text:style-name="P39">Espejo local del repositorio de Debian 5.0 aka Lenny. <text:s/></text:p>
        </text:list-item>
        <text:list-item>
          <text:p text:style-name="P39">Para instalar la base de datos, necesita el servidor de base de datos PostgresSQL 8.3, que viene en el paquete postgresql-8.3 de Debian. </text:p>
        </text:list-item>
        <text:list-item>
          <text:p text:style-name="P39">Paquetes principalmente requeridos. </text:p>
        </text:list-item>
      </text:list>
      <text:list text:style-name="L4">
        <text:list-item>
          <text:list>
            <text:list-item>
              <text:p text:style-name="P40">Perl</text:p>
            </text:list-item>
            <text:list-item>
              <text:p text:style-name="P41">Build-essential</text:p>
            </text:list-item>
            <text:list-item>
              <text:p text:style-name="P41">Unzip</text:p>
            </text:list-item>
            <text:list-item>
              <text:p text:style-name="P41">Libpq-dev</text:p>
            </text:list-item>
            <text:list-item>
              <text:p text:style-name="P41">Git-core</text:p>
            </text:list-item>
            <text:list-item>
              <text:p text:style-name="P41">Postgresql</text:p>
            </text:list-item>
            <text:list-item>
              <text:p text:style-name="P41">OpenLDAP</text:p>
            </text:list-item>
            <text:list-item>
              <text:p text:style-name="P41">Libxml2-dev</text:p>
            </text:list-item>
            <text:list-item>
              <text:p text:style-name="P41">Locales</text:p>
            </text:list-item>
            <text:list-item>
              <text:p text:style-name="P41">Vim</text:p>
            </text:list-item>
          </text:list>
        </text:list-item>
      </text:list>
      <text:h text:style-name="Heading_20_1" text:outline-level="1" text:is-list-header="true" text:restart-numbering="true" text:start-value="1"/>
      <text:h text:style-name="P18"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25">covetel-server:~# aptitude install git-core build-essential <text:span text:style-name="T11">unzip</text:span> libpq-dev libxml2-dev <text:span text:style-name="T11">locales</text:span> libexpat1-dev libgd2-xpm-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42">en_US.UTF-8 UTF-8</text:p>
        </text:list-item>
        <text:list-item>
          <text:p text:style-name="P42">es_ES.UTF-8 UTF-8</text:p>
        </text:list-item>
        <text:list-item>
          <text:p text:style-name="P42">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7"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Text_20_body"><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32">covetel-server:~/opt/CNTI-14-09# git branch </text:p>
      <text:p text:style-name="Text_20_body"/>
      <text:p text:style-name="P32">master</text:p>
      <text:p text:style-name="P32">* Desarrollo </text:p>
      <text:h text:style-name="P31" text:outline-level="2"><text:soft-page-break/>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P30"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14"/>
      <text:p text:style-name="P27">include /opt/CNTI-14-09/CNTI1409/inc/Module/Install.pm </text:p>
      <text:p text:style-name="P28">include inc/Module/Install/Metadata.pm </text:p>
      <text:p text:style-name="P28">include inc/Module/Install/Base.pm </text:p>
      <text:p text:style-name="P28">Cannot determine perl version info from lib/CNTI1409.pm </text:p>
      <text:p text:style-name="P28">include inc/Module/Install/Scripts.pm </text:p>
      <text:p text:style-name="P28">include inc/Module/Install/Makefile.pm </text:p>
      <text:p text:style-name="P28">include inc/Module/Install/AutoInstall.pm </text:p>
      <text:p text:style-name="P28">include inc/Module/Install/Include.pm </text:p>
      <text:p text:style-name="P28">include inc/Module/AutoInstall.pm </text:p>
      <text:p text:style-name="P28">*** Module::AutoInstall version 1.03 </text:p>
      <text:p text:style-name="P28">*** Checking for Perl dependencies... </text:p>
      <text:p text:style-name="P28">[Core Features] </text:p>
      <text:p text:style-name="P28">- Test::More <text:s text:c="32"/>...loaded. (0.94 &gt;= 0.88) </text:p>
      <text:p text:style-name="P28">- AutoLoader <text:s text:c="32"/>...loaded. (5.63) </text:p>
      <text:p text:style-name="P28">- XML::Parser <text:s text:c="31"/>...loaded. (2.36) </text:p>
      <text:p text:style-name="P28">- Catalyst::Runtime <text:s text:c="25"/>...loaded. (5.8002 &gt;= 5.80020) </text:p>
      <text:p text:style-name="P28">- Catalyst::Action::RenderView <text:s text:c="14"/>...loaded. (0.14 &gt;= 0.14) </text:p>
      <text:p text:style-name="P28">- Catalyst::Plugin::ConfigLoader <text:s text:c="12"/>...loaded. (0.27 &gt;= 0.27) </text:p>
      <text:p text:style-name="P28">- Catalyst::Plugin::Static::Simple <text:s text:c="10"/>...loaded. (0.29 &gt;= 0.29) </text:p>
      <text:p text:style-name="P28">- Catalyst::Plugin::Authentication <text:s text:c="10"/>...loaded. (0.10016 &gt;= 0.10016) </text:p>
      <text:p text:style-name="P28">- Catalyst::Plugin::Unicode::Encoding <text:s text:c="7"/>...loaded. (0.8 &gt;= 0.8) </text:p>
      <text:p text:style-name="P28">- Catalyst::Plugin::Session <text:s text:c="17"/>...loaded. (0.29 &gt;= 0.29) </text:p>
      <text:p text:style-name="P28">- Catalyst::Plugin::Session::Store::FastMmap ...loaded. (0.13 &gt;= 0.13) </text:p>
      <text:p text:style-name="P28">- Catalyst::Plugin::Session::State::Cookie <text:s text:c="2"/>...loaded. (0.17 &gt;= 0.17) </text:p>
      <text:p text:style-name="P28">- Catalyst::Plugin::Breadcrumbs <text:s text:c="13"/>...loaded. (3 &gt;= 3) </text:p>
      <text:p text:style-name="P28">- Catalyst::Plugin::StackTrace <text:s text:c="14"/>...loaded. (0.11 &gt;= 0.11) </text:p>
      <text:p text:style-name="P28">- Catalyst::Controller::REST <text:s text:c="16"/>...loaded. (0.83 &gt;= 0.83) </text:p>
      <text:p text:style-name="P28">- Catalyst::Controller::HTML::FormFu <text:s text:c="8"/>...loaded. (0.06001 &gt;= 0.06001) </text:p>
      <text:p text:style-name="P28">- Catalyst::Plugin::Authentication <text:s text:c="10"/>...loaded. (0.10016 &gt;= 0.10016) </text:p>
      <text:p text:style-name="P28">- Catalyst::Authentication::Store::LDAP <text:s text:c="5"/>...loaded. (1.006 &gt;= 1.006) </text:p>
      <text:p text:style-name="P28">- Catalyst::Plugin::Authorization::Roles <text:s text:c="4"/>...loaded. (0.08 &gt;= 0.08) </text:p>
      <text:p text:style-name="P28">- Catalyst::Model::LDAP <text:s text:c="21"/>...loaded. (0.17 &gt;= 0.17) </text:p>
      <text:p text:style-name="P28">- Catalyst::Model::DBIC::Schema <text:s text:c="13"/>...loaded. (0.4 &gt;= 0.40) </text:p>
      <text:p text:style-name="P28"><text:soft-page-break/>- Catalyst::View::TT <text:s text:c="24"/>...loaded. (0.31 &gt;= 0.31) </text:p>
      <text:p text:style-name="P28">- DBIx::Class <text:s text:c="31"/>...loaded. (0.08118 &gt;= 0.08118) </text:p>
      <text:p text:style-name="P28">- Moose <text:s text:c="37"/>...loaded. (0.98 &gt;= 0.98) </text:p>
      <text:p text:style-name="P28">- Moose::Role <text:s text:c="31"/>...loaded. (0.98 &gt;= 0.98) </text:p>
      <text:p text:style-name="P28">- namespace::autoclean <text:s text:c="22"/>...loaded. (0.09 &gt;= 0.09) </text:p>
      <text:p text:style-name="P28">- Config::General <text:s text:c="27"/>...loaded. (2.44 &gt;= 2.44) </text:p>
      <text:p text:style-name="P28">- common::sense <text:s text:c="29"/>...loaded. (3.0 &gt;= 3.0) </text:p>
      <text:p text:style-name="P28">- Config::Any::YAML <text:s text:c="25"/>...loaded. (0) </text:p>
      <text:p text:style-name="P28">- Data::Dumper <text:s text:c="30"/>...loaded. (2.121_14 &gt;= 2.121_14) </text:p>
      <text:p text:style-name="P28">- DateTime <text:s text:c="34"/>...loaded. (0.53 &gt;= 0.53) </text:p>
      <text:p text:style-name="P28">- Digest::MD5 <text:s text:c="31"/>...loaded. (2.36_01) </text:p>
      <text:p text:style-name="P28">- Encode <text:s text:c="36"/>...loaded. (2.23 &gt;= 2.23) </text:p>
      <text:p text:style-name="P28">- File::MMagic <text:s text:c="30"/>...loaded. (1.27 &gt;= 1.27) </text:p>
      <text:p text:style-name="P28">- HTML::TreeBuilder <text:s text:c="25"/>...loaded. (3.23 &gt;= 3.23) </text:p>
      <text:p text:style-name="P28">- JSON::XS <text:s text:c="34"/>...loaded. (2.27 &gt;= 2.27) </text:p>
      <text:p text:style-name="P28">- lib <text:s text:c="39"/>...loaded. (0.5565 &gt;= 0.5565) </text:p>
      <text:p text:style-name="P28">- POSIX <text:s text:c="37"/>...loaded. (1.13 &gt;= 1.13) </text:p>
      <text:p text:style-name="P28">- Try::Tiny <text:s text:c="33"/>...loaded. (0.04 &gt;= 0.04) </text:p>
      <text:p text:style-name="P28">- URI <text:s text:c="39"/>...loaded. (1.52 &gt;= 1.52) </text:p>
      <text:p text:style-name="P28">- utf8 <text:s text:c="38"/>...loaded. (1.07 &gt;= 1.07) </text:p>
      <text:p text:style-name="P28">- WebService::Validator::CSS::W3C <text:s text:c="11"/>...loaded. (0.2 &gt;= 0.2) </text:p>
      <text:p text:style-name="P28">- WebService::Validator::HTML::W3C <text:s text:c="10"/>...loaded. (0.26 &gt;= 0.26) </text:p>
      <text:p text:style-name="P28">- WWW::Mechanize <text:s text:c="28"/>...loaded. (1.60 &gt;= 1.60) </text:p>
      <text:p text:style-name="P28">- WWW::Mechanize::Cached <text:s text:c="20"/>...loaded. (1.35 &gt;= 1.35) </text:p>
      <text:p text:style-name="P28">- XML::LibXML <text:s text:c="31"/>...loaded. (1.70 &gt;= 1.70) </text:p>
      <text:p text:style-name="P28">- HTML::FormFu <text:s text:c="30"/>...loaded. (0.06001 &gt;= 0.06001) </text:p>
      <text:p text:style-name="P28">- HTML::FormFu::Model::DBIC <text:s text:c="17"/>...loaded. (0.06 &gt;= 0.06000) </text:p>
      <text:p text:style-name="P28">- HTML::FormFu::Validator <text:s text:c="19"/>...loaded. (0) </text:p>
      <text:p text:style-name="P28">- DBD::Pg <text:s text:c="35"/>...loaded. (2.16.1) </text:p>
      <text:p text:style-name="P28">- DateTime::Format::Pg <text:s text:c="22"/>...loaded. (0.16004 &gt;= 0.16004) </text:p>
      <text:p text:style-name="P28">- Sub::Uplevel <text:s text:c="30"/>...loaded. (0.22 &gt;= 0.22) </text:p>
      <text:p text:style-name="P28">- CSS::Tiny <text:s text:c="33"/>...loaded. (1.15 &gt;= 1.15) </text:p>
      <text:p text:style-name="P28">- Template::Latex <text:s text:c="27"/>...loaded. (3.0001 &gt;= 3.0001) </text:p>
      <text:p text:style-name="P28"><text:soft-page-break/>- LaTeX::Encode <text:s text:c="29"/>...loaded. (0.03 &gt;= 0.03) </text:p>
      <text:p text:style-name="P28">*** Module::AutoInstall configuration finished. </text:p>
      <text:p text:style-name="P28">include inc/Module/Install/WriteAll.pm </text:p>
      <text:p text:style-name="P28">include inc/Module/Install/Win32.pm </text:p>
      <text:p text:style-name="P28">include inc/Module/Install/Can.pm </text:p>
      <text:p text:style-name="P28">include inc/Module/Install/Fetch.pm </text:p>
      <text:p text:style-name="P28">Writing Makefile for CNTI1409 </text:p>
      <text:p text:style-name="P28">Writing META.yml</text:p>
      <text:p text:style-name="P26"/>
      <text:h text:style-name="P18"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3"/>
      <text:p text:style-name="Text_20_body"><text:span text:style-name="T3"><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P43"><text:tab/></text:p>
      <text:p text:style-name="P43"><text:tab/>No olvide reiniciar el servicio postgresql-8.3. </text:p>
      <text:h text:style-name="P31" text:outline-level="2"><text:soft-page-break/>Crear la base de datos. </text:h>
      <text:h text:style-name="P29"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Text_20_body"/>
      <text:h text:style-name="P19"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18"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text:style-name="L6">
        <text:list-item>
          <text:p text:style-name="P44"><text:span text:style-name="T5">estructura.ldif</text:span> : Este archivo contiene el árbol LDAP. </text:p>
        </text:list-item>
        <text:list-item>
          <text:p text:style-name="P44"><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text:h>
      <text:p text:style-name="Codigo"># invoke-rc.d slapd stop</text:p>
      <text:h text:style-name="P3" text:outline-level="4" text:is-list-header="true"><text:soft-page-break/></text:h>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19" text:outline-level="3">Probar y verificar que los datos están en su lugar. </text:h>
      <text:h text:style-name="Heading_20_4" text:outline-level="4">Verificar que el usuario ucnti existe.</text:h>
      <text:p text:style-name="Codigo"># ldapsearch -h localhost -x -W -b ou=cnti1409,dc=cnti,dc=gob,dc=ve '(&amp;(objectClass=posixAccount)(uid=ucnti))'</text:p>
      <text:p text:style-name="Codigo"/>
      <text:p text:style-name="Codigo">Enter LDAP Password: <text:span text:style-name="T5">(Enter)</text:span></text:p>
      <text:p text:style-name="Text_20_body"><text:tab/>El resultado esperado del comando anterior es el siguiente: </text:p>
      <text:p text:style-name="P33"># ucnti, Usuarios, cnti1409, cnti.gob.ve </text:p>
      <text:p text:style-name="P33">dn: uid=ucnti,ou=Usuarios,ou=cnti1409,dc=cnti,dc=gob,dc=ve </text:p>
      <text:p text:style-name="P33">objectClass: top </text:p>
      <text:p text:style-name="P33">objectClass: inetOrgPerson </text:p>
      <text:p text:style-name="P33">objectClass: posixAccount </text:p>
      <text:p text:style-name="P33">cn: Usuario CNTI </text:p>
      <text:p text:style-name="P33">uid: ucnti </text:p>
      <text:p text:style-name="P33">homeDirectory: /home/users/ucnti </text:p>
      <text:p text:style-name="P33">givenName: Usuario </text:p>
      <text:p text:style-name="P33">sn: CNTI </text:p>
      <text:p text:style-name="P33">mail: cnti@cnti.gob.ve </text:p>
      <text:p text:style-name="P33">gidNumber: 1000 </text:p>
      <text:p text:style-name="P33">uidNumber: 1000 </text:p>
      <text:p text:style-name="P33"/>
      <text:p text:style-name="P33"># search result </text:p>
      <text:p text:style-name="P33">search: 2 </text:p>
      <text:p text:style-name="P33">result: 0 Success </text:p>
      <text:p text:style-name="P33"/>
      <text:p text:style-name="P34"># numResponses: 2 </text:p>
      <text:p text:style-name="P34"># numEntries: 1 </text:p>
      <text:h text:style-name="Heading_20_4" text:outline-level="4"><text:soft-page-break/>Verificar que el rol Administrador existe. </text:h>
      <text:p text:style-name="Codigo"># ldapsearch -h localhost -x -W -b ou=cnti1409,dc=cnti,dc=gob,dc=ve '(&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49"/>
      <text:p text:style-name="P49"># numResponses: 2 </text:p>
      <text:p text:style-name="P49"># numEntries: 1 </text:p>
      <text:p text:style-name="Text_20_body"/>
      <text:h text:style-name="P20" text:outline-level="4">Verificar que el rol AuditorJefe existe. </text:h>
      <text:p text:style-name="Codigo"># ldapsearch -h localhost -x -W -b ou=cnti1409,dc=cnti,dc=gob,dc=ve '(&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49"># numResponses: 2 </text:p>
      <text:p text:style-name="P49"># numEntries: 1</text:p>
      <text:p text:style-name="Text_20_body"/>
      <text:h text:style-name="P20" text:outline-level="4">Verificar que el rol Auditor existe. </text:h>
      <text:p text:style-name="Codigo"># ldapsearch -h localhost -x -W -b ou=cnti1409,dc=cnti,dc=gob,dc=ve '(&amp;(objectClass=posixGroup)(cn=Auditor))'</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49"># numResponses: 2 </text:p>
      <text:p text:style-name="P49"># numEntries: 1</text:p>
      <text:p text:style-name="P49"/>
      <text:h text:style-name="P18" text:outline-level="1">Configurar el Sistema</text:h>
      <text:p text:style-name="Text_20_body"><text:tab/>La configuración del sistema se encuentra en el archivo <text:span text:style-name="T5">configuracion.yml</text:span><text:span text:style-name="T3">, debe tomar en cuenta que este archivo esta escrito usando el lenguaje YAML</text:span><text:span text:style-name="T3"><text:note text:id="ftn0" text:note-class="footnote"><text:note-citation>1</text:note-citation><text:note-body><text:p text:style-name="Footnote">Para mas información sobre YAML, puede ir al siguiente enlace. http://www.yaml.org/spec/</text:p></text:note-body></text:note></text:span><text:span text:style-name="T3">, le recomendamos encarecidamente que evite el uso de tabulaciones en este archivo, si incluye alguna tabulación, entonces va a corromper el archivo, y esto va a causar que el sistema simplemente no arranque.</text:span></text:p>
      <text:p text:style-name="Text_20_body"><text:span text:style-name="T3"/></text:p>
      <text:h text:style-name="Heading_20_2" text:outline-level="2"><text:span text:style-name="T3"><text:tab/></text:span><text:span text:style-name="T5">Configurar la conexión a la base de datos. </text:span></text:h>
      <text:p text:style-name="Text_20_body"><text:span text:style-name="T5"><text:tab/></text:span><text:span text:style-name="T3">La configuración de la base de datos, comienza en la linea seis (6) del archivo configuracion.yml </text:span></text:p>
      <text:p text:style-name="P51"># vim configuracion.yml</text:p>
      <text:p text:style-name="P52"/>
      <text:p text:style-name="P52"><text:s text:c="2"/>6 # Configuración de la base de datos.</text:p>
      <text:p text:style-name="P52"><text:s text:c="2"/>7 Model::DB:</text:p>
      <text:p text:style-name="P52"><text:s text:c="2"/>8 <text:s text:c="2"/>schema_class: Validador::Esquema</text:p>
      <text:p text:style-name="P52"><text:s text:c="2"/>9 <text:s text:c="2"/>connect_info:</text:p>
      <text:p text:style-name="P52"><text:s/>10 <text:s text:c="4"/>user: <text:span text:style-name="T5">admin</text:span></text:p>
      <text:p text:style-name="P52"><text:s/>11 <text:s text:c="4"/>password: <text:span text:style-name="T5">123321...</text:span></text:p>
      <text:p text:style-name="P52"><text:s/>12 <text:s text:c="4"/>dsn: dbi:Pg:dbname=validador;host=<text:span text:style-name="T5">localhost</text:span></text:p>
      <text:p text:style-name="P52"><text:s/>13 <text:s text:c="4"/>pg_enable_utf8: 1</text:p>
      <text:p text:style-name="Text_20_body"/>
      <text:h text:style-name="Heading_20_3" text:outline-level="3">admin</text:h>
      <text:p text:style-name="Text_20_body"/>
      <text:p text:style-name="Text_20_body"><text:tab/>Este campo, hace referencia al </text:p>
      <text:p text:style-name="Text_20_body"/>
      <text:h text:style-name="P18" text:outline-level="1"><text:span text:style-name="T10">Conclusiones</text:span> y Recomendaciones</text:h>
      <text:list text:style-name="List_20_1">
        <text:list-item text:start-value="1">
          <text:p text:style-name="P48">El proceso de instalación del Sistema es fácil, sin embargo requiere de tiempo y atención del administrador del sistema.</text:p>
        </text:list-item>
        <text:list-item>
          <text:p text:style-name="P48">En el proceso de instalación seleccione las opciones por defecto a las preguntas que se realizan.</text:p>
        </text:list-item>
        <text:list-item>
          <text:p text:style-name="P48">Por favor lea cuidadosamente los mensajes, antes de tomar una decisión. </text:p>
        </text:list-item>
      </text:list>
      <text:p text:style-name="Bloque_20_1"/>
      <text:h text:style-name="P18" text:outline-level="1">Referencias</text:h>
      <text:list text:style-name="Numbering_20_2">
        <text:list-item text:start-value="1">
          <text:p text:style-name="P45"><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45"><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45"><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45"><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45"><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26"><draw:image xlink:href="Pictures/100000000000030C00000040B04BEEE1.png" xlink:type="simple" xlink:show="embed" xlink:actuate="onLoad"/></draw:frame></text:p>
        <text:p text:style-name="P1"/>
        <text:p text:style-name="P2"><text:chapter text:display="name" text:outline-level="1">Referencias</text:chapter></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27</text:page-number></text:span><text:span text:style-name="T2"> / </text:span><text:span text:style-name="T2"><text:page-count>27</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1T23:51:01</dc:date>
    <meta:keyword>Instalación</meta:keyword>
    <meta:keyword>Sistema</meta:keyword>
    <meta:keyword>CNTI1409</meta:keyword>
    <meta:editing-cycles>64</meta:editing-cycles>
    <meta:editing-duration>P1DT10H15M43S</meta:editing-duration>
    <meta:user-defined meta:name="Información 1"/>
    <meta:user-defined meta:name="Información 2"/>
    <meta:user-defined meta:name="Información 3"/>
    <meta:user-defined meta:name="Información 4"/>
    <meta:document-statistic meta:table-count="1" meta:image-count="1" meta:object-count="0" meta:page-count="27" meta:paragraph-count="388" meta:word-count="3357" meta:character-count="23611"/>
  </office:meta>
</office:document-meta>
</file>